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draw:marker-start-width="0.4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2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7cm" fo:min-width="2.72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945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733cm" svg:height="0.954cm" svg:x="1.113cm" svg:y="1.846cm">
          <draw:text-box>
            <text:p>Primary</text:p>
          </draw:text-box>
        </draw:frame>
        <draw:frame draw:style-name="gr3" draw:layer="layout" svg:width="3.224cm" svg:height="0.954cm" svg:x="1.114cm" svg:y="3.942cm">
          <draw:text-box>
            <text:p>Backup 1</text:p>
          </draw:text-box>
        </draw:frame>
        <draw:frame draw:style-name="gr3" draw:layer="layout" svg:width="3.224cm" svg:height="0.954cm" svg:x="1.114cm" svg:y="6.203cm">
          <draw:text-box>
            <text:p>Backup 2</text:p>
          </draw:text-box>
        </draw:frame>
        <draw:frame draw:style-name="gr3" draw:layer="layout" svg:width="3.224cm" svg:height="0.954cm" svg:x="1.114cm" svg:y="8.432cm">
          <draw:text-box>
            <text:p>Backup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8cm" svg:x="4.555cm" svg:y="0.914cm">
          <draw:text-box>
            <text:p><text:span text:style-name="T1">Reque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4M20S</meta:editing-duration>
    <meta:editing-cycles>7</meta:editing-cycles>
    <meta:generator>LibreOffice/4.3.2.2$MacOSX_X86_64 LibreOffice_project/edfb5295ba211bd31ad47d0bad0118690f76407d</meta:generator>
    <meta:initial-creator>Alberto Montresor</meta:initial-creator>
    <dc:date>2014-12-02T09:05:52.034606000</dc:date>
    <meta:document-statistic meta:object-count="10"/>
  </office:meta>
</office:document-meta>
</file>